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0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style:direction="ltr"/>
      <style:text-properties style:use-window-font-color="true" style:font-name="Arial" fo:font-size="10pt" fo:language="en" fo:country="GB" style:font-name-asian="Bitstream Vera Sans" style:font-size-asian="10pt" style:language-asian="zh" style:country-asian="CN" style:font-name-complex="Lohit Devanagari" style:font-size-complex="10pt" style:language-complex="hi" style:country-complex="IN"/>
    </style:style>
    <style:style style:name="ce3" style:family="table-cell" style:parent-style-name="Default">
      <style:text-properties style:font-name="Arial" style:font-name-asian="Bitstream Vera Sans" style:font-name-complex="Lohit Devanagari"/>
    </style:style>
    <style:style style:name="ce4" style:family="table-cell" style:parent-style-name="Default">
      <style:text-properties fo:color="#1a1a1a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614cm" svg:y="13.035cm">
            <draw:object draw:notify-on-update-of-ranges="Sheet1.A2:Sheet1.A21 Sheet1.B1:Sheet1.B1 Sheet1.B2:Sheet1.B21 Sheet1.C1:Sheet1.C1 Sheet1.C2:Sheet1.C21 Sheet1.D1:Sheet1.D1 Sheet1.D2:Sheet1.D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4" table:default-cell-style-name="Default"/>
        <table:table-column table:style-name="co2" table:number-columns-repeated="5" table:default-cell-style-name="Default"/>
        <table:table-row table:style-name="ro3">
          <table:table-cell office:value-type="string">
            <text:p>Distance</text:p>
          </table:table-cell>
          <table:table-cell office:value-type="string">
            <text:p>AARF (no fading)</text:p>
          </table:table-cell>
          <table:table-cell table:style-name="ce2" office:value-type="string">
            <text:p>CARA (no fading)</text:p>
          </table:table-cell>
          <table:table-cell table:style-name="ce4" office:value-type="string">
            <text:p><text:s/>AARF (Rayleigh fading)</text:p>
          </table:table-cell>
          <table:table-cell table:style-name="ce4" office:value-type="string">
            <text:p>CARA (Rayleigh fading)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AVERAGE(18322.9;18336;18409.2;18443.7;18243.2)" office:value-type="float" office:value="18351">
            <text:p>18351</text:p>
          </table:table-cell>
          <table:table-cell table:formula="of:=AVERAGE(18322.9;18335.2;18409.2;18442.9;18243.1)" office:value-type="float" office:value="18350.66">
            <text:p>18350.66</text:p>
          </table:table-cell>
          <table:table-cell table:formula="of:=AVERAGE(18138;18029.5;18095.2;18100.2;18161.8)" office:value-type="float" office:value="18104.94">
            <text:p>18104.94</text:p>
          </table:table-cell>
          <table:table-cell table:formula="of:=AVERAGE(17962.9;17869.2;17897.2;17882.4;17875)" office:value-type="float" office:value="17897.34">
            <text:p>17897.3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8370">
            <text:p>18370</text:p>
          </table:table-cell>
          <table:table-cell table:formula="of:=AVERAGE(12485.2;13491.3)" office:value-type="float" office:value="12988.25">
            <text:p>12988.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AVERAGE(18320.4;18333.6;18407.5;18442.1;18241.5)" office:value-type="float" office:value="18349.02">
            <text:p>18349.02</text:p>
          </table:table-cell>
          <table:table-cell table:style-name="ce3" table:formula="of:=AVERAGE(18320.4;18335.2;18407.5;18441.1;18241.3)" office:value-type="float" office:value="18349.1">
            <text:p>18349.1</text:p>
          </table:table-cell>
          <table:table-cell table:formula="of:=AVERAGE(16623.2;16499.1;16483.5;16405.4;16533.7)" office:value-type="float" office:value="16508.98">
            <text:p>16508.98</text:p>
          </table:table-cell>
          <table:table-cell table:formula="of:=AVERAGE(15612.3;15480.8;15415.9;15260.6;15263.9)" office:value-type="float" office:value="15406.7">
            <text:p>15406.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043">
            <text:p>2043</text:p>
          </table:table-cell>
          <table:table-cell table:formula="of:=AVERAGE(200.547;396.311;324.739)" office:value-type="float" office:value="307.199">
            <text:p>307.19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AVERAGE(18319.6;18332.7;18405.9;18440.4;18239.9)" office:value-type="float" office:value="18347.7">
            <text:p>18347.7</text:p>
          </table:table-cell>
          <table:table-cell table:formula="of:=AVERAGE(18318.8;18332.7;18406.7;18441.2;18239)" office:value-type="float" office:value="18347.68">
            <text:p>18347.68</text:p>
          </table:table-cell>
          <table:table-cell table:formula="of:=AVERAGE(13156.6;13053;13179.6;13044;13197.7)" office:value-type="float" office:value="13126.18">
            <text:p>13126.18</text:p>
          </table:table-cell>
          <table:table-cell table:formula="of:=AVERAGE(11243.2;11148.7;11180;11052.6;11236.7)" office:value-type="float" office:value="11172.24">
            <text:p>11172.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064">
            <text:p>3064</text:p>
          </table:table-cell>
          <table:table-cell office:value-type="float" office:value="78.916">
            <text:p>78.9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AVERAGE(18317.1;18331.1;18404.2;18439.6;18239)" office:value-type="float" office:value="18346.2">
            <text:p>18346.2</text:p>
          </table:table-cell>
          <table:table-cell table:formula="of:=AVERAGE(18317;18331.1;18405.1;18438.8;18238.2)" office:value-type="float" office:value="18346.04">
            <text:p>18346.04</text:p>
          </table:table-cell>
          <table:table-cell table:formula="of:=AVERAGE(10842.2;10890.7;10791.2;10736.2;10928.5)" office:value-type="float" office:value="10837.76">
            <text:p>10837.76</text:p>
          </table:table-cell>
          <table:table-cell table:formula="of:=AVERAGE(8503.94;8540.92;8577.09;8427.51;8549.97)" office:value-type="float" office:value="8519.886">
            <text:p>8519.88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00">
            <text:p>1600</text:p>
          </table:table-cell>
          <table:table-cell office:value-type="float" office:value="103.868">
            <text:p>103.86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AVERAGE(17933.3;17970.3;18074.7;18091.1;17864.3)" office:value-type="float" office:value="17986.74">
            <text:p>17986.74</text:p>
          </table:table-cell>
          <table:table-cell table:formula="of:=AVERAGE(17669.5;17713.9;17837.2;17841.3;17587.3)" office:value-type="float" office:value="17729.84">
            <text:p>17729.84</text:p>
          </table:table-cell>
          <table:table-cell table:formula="of:=AVERAGE(9302.8;9295.41;9338.97;9355.4;9371.84)" office:value-type="float" office:value="9332.884">
            <text:p>9332.884</text:p>
          </table:table-cell>
          <table:table-cell table:formula="of:=AVERAGE(7499.61;7575.22;7411.94;7409.2;7480.71)" office:value-type="float" office:value="7475.336">
            <text:p>7475.33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23.78">
            <text:p>123.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AVERAGE(12282.1;12312.5;12504.8;12352;12458.8)" office:value-type="float" office:value="12382.04">
            <text:p>12382.04</text:p>
          </table:table-cell>
          <table:table-cell table:formula="of:=AVERAGE(8899.26;8896.8;8988.85;9088.29;8957.62)" office:value-type="float" office:value="8966.164">
            <text:p>8966.164</text:p>
          </table:table-cell>
          <table:table-cell table:formula="of:=AVERAGE(8196.56;8173.55;8201.49;8199.85;8305.87)" office:value-type="float" office:value="8215.464">
            <text:p>8215.464</text:p>
          </table:table-cell>
          <table:table-cell table:formula="of:=AVERAGE(6623.21;6787.87;6754.99;6611.7;6638.82)" office:value-type="float" office:value="6683.318">
            <text:p>6683.31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office:value-type="float" office:value="85.7821">
            <text:p>85.782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AVERAGE(15029.6;15050.2;15106.1;15121.7;14968.8)" office:value-type="float" office:value="15055.28">
            <text:p>15055.28</text:p>
          </table:table-cell>
          <table:table-cell table:formula="of:=AVERAGE(10025.2;10033.5;10058.1;10066.3;9990.71)" office:value-type="float" office:value="10034.762">
            <text:p>10034.762</text:p>
          </table:table-cell>
          <table:table-cell table:formula="of:=AVERAGE(7290.85;7180.72;7283.46;7192.23;7289.21)" office:value-type="float" office:value="7247.294">
            <text:p>7247.294</text:p>
          </table:table-cell>
          <table:table-cell table:formula="of:=AVERAGE(6141.05;6157.49;6100.23;6125.7;6158.31)" office:value-type="float" office:value="6136.556">
            <text:p>6136.556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9.7092">
            <text:p>29.709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AVERAGE(14785.5;14802;14888.3;14908.8;14746.1)" office:value-type="float" office:value="14826.14">
            <text:p>14826.14</text:p>
          </table:table-cell>
          <table:table-cell table:formula="of:=AVERAGE(9862.5;9883.05;9947.15;9949.62;9852.64)" office:value-type="float" office:value="9898.992">
            <text:p>9898.992</text:p>
          </table:table-cell>
          <table:table-cell table:formula="of:=AVERAGE(5809.01;5809.01;5936.4;5753.12;5900.24)" office:value-type="float" office:value="5841.556">
            <text:p>5841.556</text:p>
          </table:table-cell>
          <table:table-cell table:formula="of:=AVERAGE(5380.53;5426.02;5386.84;5458.07;5358.62)" office:value-type="float" office:value="5402.016">
            <text:p>5402.016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23.428">
            <text:p>23.42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AVERAGE(12037.2;12037.2;12084;12130.9;11969.8)" office:value-type="float" office:value="12051.82">
            <text:p>12051.82</text:p>
          </table:table-cell>
          <table:table-cell table:formula="of:=AVERAGE(8448.88;8467.78;8470.24;8477.64;8439.83)" office:value-type="float" office:value="8460.874">
            <text:p>8460.874</text:p>
          </table:table-cell>
          <table:table-cell table:formula="of:=AVERAGE(4426.62;4466.07;4577.02;4701.12;4499.77)" office:value-type="float" office:value="4534.12">
            <text:p>4534.12</text:p>
          </table:table-cell>
          <table:table-cell table:formula="of:=AVERAGE(4478.93;4411.54;4535.11;4571.27;4466.34)" office:value-type="float" office:value="4492.638">
            <text:p>4492.63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4.684">
            <text:p>34.6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AVERAGE(12105.4;12146.5;12190.9;12198.3;12084)" office:value-type="float" office:value="12145.02">
            <text:p>12145.02</text:p>
          </table:table-cell>
          <table:table-cell table:formula="of:=AVERAGE(8518.73;8521.2;8562.29;8477.3;8487.5)" office:value-type="float" office:value="8513.404">
            <text:p>8513.404</text:p>
          </table:table-cell>
          <table:table-cell table:formula="of:=AVERAGE(3660.63;3648.3;3322.02;3515.98;3497.9)" office:value-type="float" office:value="3528.966">
            <text:p>3528.966</text:p>
          </table:table-cell>
          <table:table-cell table:formula="of:=AVERAGE(3567.76;3501.99;3641.73;3430.49;3594.88)" office:value-type="float" office:value="3547.37">
            <text:p>3547.37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.5378">
            <text:p>3.537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AVERAGE(9177.06;9302.8;9250.2;9213.22;9393.21)" office:value-type="float" office:value="9267.298">
            <text:p>9267.298</text:p>
          </table:table-cell>
          <table:table-cell table:formula="of:=AVERAGE(7046.76;7059.91;7085.38;7077.17;7063.13)" office:value-type="float" office:value="7066.47">
            <text:p>7066.47</text:p>
          </table:table-cell>
          <table:table-cell table:formula="of:=AVERAGE(2670.27;2631.64;2356.32;2440.15;2404.81)" office:value-type="float" office:value="2500.638">
            <text:p>2500.638</text:p>
          </table:table-cell>
          <table:table-cell table:formula="of:=AVERAGE(2885.6;2759.86;2671.92;2963.68;2965.32)" office:value-type="float" office:value="2849.276">
            <text:p>2849.276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.514">
            <text:p>4.51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AVERAGE(10208.5;10224.9;10249.6;10271.8;10179.7)" office:value-type="float" office:value="10226.9">
            <text:p>10226.9</text:p>
          </table:table-cell>
          <table:table-cell table:formula="of:=AVERAGE(7401.81;7428.11;7419.89;7460.98;7386.19)" office:value-type="float" office:value="7419.396">
            <text:p>7419.396</text:p>
          </table:table-cell>
          <table:table-cell table:formula="of:=AVERAGE(1527.04;1647.86;1647.04;1566.49;1576.36)" office:value-type="float" office:value="1592.958">
            <text:p>1592.958</text:p>
          </table:table-cell>
          <table:table-cell table:formula="of:=AVERAGE(2110.02;2037.14;2054.69;2160.71;2009.75)" office:value-type="float" office:value="2074.462">
            <text:p>2074.46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table:formula="of:=AVERAGE(10183.9;10210.2;10231.5;10252.1;10167.4)" office:value-type="float" office:value="10209.02">
            <text:p>10209.02</text:p>
          </table:table-cell>
          <table:table-cell table:formula="of:=AVERAGE(7370.57;7411.67;7424;7371.4;7361.3)" office:value-type="float" office:value="7387.788">
            <text:p>7387.788</text:p>
          </table:table-cell>
          <table:table-cell table:formula="of:=AVERAGE(1321.58;1356.09;1268.97;1241.03;1222.95)" office:value-type="float" office:value="1282.124">
            <text:p>1282.124</text:p>
          </table:table-cell>
          <table:table-cell table:formula="of:=AVERAGE(1574.71;1543.48;1545.12;1814.7;1464.58)" office:value-type="float" office:value="1588.518">
            <text:p>1588.5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formula="of:=AVERAGE(7866.17;6549.52;9004.46;9066.1;8836.8)" office:value-type="float" office:value="8264.61">
            <text:p>8264.61</text:p>
          </table:table-cell>
          <table:table-cell table:formula="of:=AVERAGE(6688.42;6765.68;6658.83;6754.17;6765.68)" office:value-type="float" office:value="6726.556">
            <text:p>6726.556</text:p>
          </table:table-cell>
          <table:table-cell table:formula="of:=AVERAGE(1065.97;1109.53;1095.56;1075.83;1047.89)" office:value-type="float" office:value="1078.956">
            <text:p>1078.956</text:p>
          </table:table-cell>
          <table:table-cell table:formula="of:=AVERAGE(1213.09;1287.88;1230.34;1235.83;1257.47)" office:value-type="float" office:value="1244.922">
            <text:p>1244.92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table:formula="of:=AVERAGE(6188.72;6201.05;6208.44;6230.63;6164.88)" office:value-type="float" office:value="6198.744">
            <text:p>6198.744</text:p>
          </table:table-cell>
          <table:table-cell table:formula="of:=AVERAGE(4699.48;4710.17;4716.74;4718.38;4685.51)" office:value-type="float" office:value="4706.056">
            <text:p>4706.056</text:p>
          </table:table-cell>
          <table:table-cell table:formula="of:=AVERAGE(977.209;1026.52;885.981;878.584;932.006)" office:value-type="float" office:value="940.06">
            <text:p>940.06</text:p>
          </table:table-cell>
          <table:table-cell table:formula="of:=AVERAGE(1048.71;1024.33;1068.44;1061.86;993.647)" office:value-type="float" office:value="1039.3974">
            <text:p>1039.397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formula="of:=AVERAGE(6205.98;6225.7;6233.92;6244.61;6198.58)" office:value-type="float" office:value="6221.758">
            <text:p>6221.758</text:p>
          </table:table-cell>
          <table:table-cell table:formula="of:=AVERAGE(4721.67;4733.18;4734.82;4752.08;4709.34)" office:value-type="float" office:value="4730.218">
            <text:p>4730.218</text:p>
          </table:table-cell>
          <table:table-cell table:formula="of:=AVERAGE(805.438;934.472;867.078;796.397;835.025)" office:value-type="float" office:value="847.682">
            <text:p>847.682</text:p>
          </table:table-cell>
          <table:table-cell table:formula="of:=AVERAGE(905.706;922.966;911.459;913.925;907.35)" office:value-type="float" office:value="912.2812">
            <text:p>912.281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table:formula="of:=AVERAGE(6133.65;6154.2;6136.12;6166.53;6125.43)" office:value-type="float" office:value="6143.186">
            <text:p>6143.186</text:p>
          </table:table-cell>
          <table:table-cell table:formula="of:=AVERAGE(4678.11;4687.15;4701.95;4699.48;4669.89)" office:value-type="float" office:value="4687.316">
            <text:p>4687.316</text:p>
          </table:table-cell>
          <table:table-cell table:formula="of:=AVERAGE(763.522;816.944;785.712;772.562;755.303)" office:value-type="float" office:value="778.8086">
            <text:p>778.8086</text:p>
          </table:table-cell>
          <table:table-cell table:formula="of:=AVERAGE(798.041;809.547;758.591;800.506;774.206)" office:value-type="float" office:value="788.1782">
            <text:p>788.178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formula="of:=AVERAGE(4775.92;4789.07;4721.67;4763.59;4683.87)" office:value-type="float" office:value="4746.824">
            <text:p>4746.824</text:p>
          </table:table-cell>
          <table:table-cell table:formula="of:=AVERAGE(4049.38;4042.8;4044.45;4055.95;3967.19)" office:value-type="float" office:value="4031.954">
            <text:p>4031.954</text:p>
          </table:table-cell>
          <table:table-cell table:formula="of:=AVERAGE(708.456;751.194;701.881;696.128;696.128)" office:value-type="float" office:value="710.7574">
            <text:p>710.7574</text:p>
          </table:table-cell>
          <table:table-cell table:formula="of:=AVERAGE(761.878;747.084;705.169;707.634;692.019)" office:value-type="float" office:value="722.7568">
            <text:p>722.756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table:formula="of:=AVERAGE(3877.61;4223.62;3740.35;4505.52;4180.06)" office:value-type="float" office:value="4105.432">
            <text:p>4105.432</text:p>
          </table:table-cell>
          <table:table-cell table:formula="of:=AVERAGE(3659.81;3649.95;3663.1;3664.74;3580.91)" office:value-type="float" office:value="3643.702">
            <text:p>3643.702</text:p>
          </table:table-cell>
          <table:table-cell table:formula="of:=AVERAGE(672.294;667.362;650.925;648.459;645.994)" office:value-type="float" office:value="657.0068">
            <text:p>657.0068</text:p>
          </table:table-cell>
          <table:table-cell table:formula="of:=AVERAGE(669.006;660.788;650.925;641.884;651.747)" office:value-type="float" office:value="654.87">
            <text:p>654.8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formula="of:=AVERAGE(1573.07;1578.82;1585.4;1579.23;1568.14)" office:value-type="float" office:value="1576.932">
            <text:p>1576.932</text:p>
          </table:table-cell>
          <table:table-cell table:formula="of:=AVERAGE(1444.86;1446.5;1451.43;1453.9;1440.75)" office:value-type="float" office:value="1447.488">
            <text:p>1447.488</text:p>
          </table:table-cell>
          <table:table-cell table:formula="of:=AVERAGE(619.694;609.831;592.572;600.791;600.791)" office:value-type="float" office:value="604.7358">
            <text:p>604.7358</text:p>
          </table:table-cell>
          <table:table-cell table:formula="of:=AVERAGE(602.434;584.353;595.859;584.353;599.147)" office:value-type="float" office:value="593.2292">
            <text:p>593.2292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E2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/11/2013</text:date>, <text:time>14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Tsatsev</meta:initial-creator>
    <meta:creation-date>2013-11-21T20:48:04</meta:creation-date>
    <dc:date>2013-11-22T14:59:47</dc:date>
    <dc:creator>Georgi Tsatsev</dc:creator>
    <meta:editing-duration>PT5H39M28S</meta:editing-duration>
    <meta:editing-cycles>416</meta:editing-cycles>
    <meta:generator>LibreOffice/3.4$Unix LibreOffice_project/340m1$Build-502</meta:generator>
    <meta:document-statistic meta:table-count="3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Part 1</text:p>
        </chart:title>
        <chart:legend chart:legend-position="end" svg:x="10.952cm" svg:y="3.454cm" style:legend-expansion="high" chart:style-name="ch3"/>
        <chart:plot-area chart:style-name="ch4" table:cell-range-address="Sheet1.A1:Sheet1.E21" chart:data-source-has-labels="both" svg:x="1.331cm" svg:y="1.635cm" svg:width="8.981cm" svg:height="6.204cm">
          <chartooo:coordinate-region svg:x="2.508cm" svg:y="1.834cm" svg:width="7.524cm" svg:height="4.96cm"/>
          <chart:axis chart:dimension="x" chart:name="primary-x" chart:style-name="ch5" chartooo:axis-type="auto">
            <chartooo:date-scale/>
            <chart:title svg:x="5.129cm" svg:y="8.019cm" chart:style-name="ch6">
              <text:p>Distance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628cm" chart:style-name="ch7">
              <text:p>Throughput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series chart:style-name="ch11" chart:values-cell-range-address="Sheet1.D2:Sheet1.D21" chart:label-cell-address="Sheet1.D1:Sheet1.D1" chart:class="chart:line">
            <chart:data-point chart:repeated="20"/>
          </chart:series>
          <chart:series chart:style-name="ch12" chart:values-cell-range-address="Sheet1.E2:Sheet1.E21" chart:label-cell-address="Sheet1.E1:Sheet1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F (no fading)</text:p>
                <draw:g>
                  <svg:desc>Sheet1.B1:Sheet1.B1</svg:desc>
                </draw:g>
              </table:table-cell>
              <table:table-cell office:value-type="string">
                <text:p>CARA (no fading)</text:p>
                <draw:g>
                  <svg:desc>Sheet1.C1:Sheet1.C1</svg:desc>
                </draw:g>
              </table:table-cell>
              <table:table-cell office:value-type="string">
                <text:p> AARF (Rayleigh fading)</text:p>
                <draw:g>
                  <svg:desc>Sheet1.D1:Sheet1.D1</svg:desc>
                </draw:g>
              </table:table-cell>
              <table:table-cell office:value-type="string">
                <text:p>CARA (Rayleigh fading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21</svg:desc>
                </draw:g>
              </table:table-cell>
              <table:table-cell office:value-type="float" office:value="18351">
                <text:p>18351</text:p>
                <draw:g>
                  <svg:desc>Sheet1.B2:Sheet1.B21</svg:desc>
                </draw:g>
              </table:table-cell>
              <table:table-cell office:value-type="float" office:value="18350.66">
                <text:p>18350.66</text:p>
                <draw:g>
                  <svg:desc>Sheet1.C2:Sheet1.C21</svg:desc>
                </draw:g>
              </table:table-cell>
              <table:table-cell office:value-type="float" office:value="18104.94">
                <text:p>18104.94</text:p>
                <draw:g>
                  <svg:desc>Sheet1.D2:Sheet1.D21</svg:desc>
                </draw:g>
              </table:table-cell>
              <table:table-cell office:value-type="float" office:value="17897.34">
                <text:p>17897.34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49.02">
                <text:p>18349.02</text:p>
              </table:table-cell>
              <table:table-cell office:value-type="float" office:value="18349.1">
                <text:p>18349.1</text:p>
              </table:table-cell>
              <table:table-cell office:value-type="float" office:value="16508.98">
                <text:p>16508.98</text:p>
              </table:table-cell>
              <table:table-cell office:value-type="float" office:value="15406.7">
                <text:p>15406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347.7">
                <text:p>18347.7</text:p>
              </table:table-cell>
              <table:table-cell office:value-type="float" office:value="18347.68">
                <text:p>18347.68</text:p>
              </table:table-cell>
              <table:table-cell office:value-type="float" office:value="13126.18">
                <text:p>13126.18</text:p>
              </table:table-cell>
              <table:table-cell office:value-type="float" office:value="11172.24">
                <text:p>11172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346.2">
                <text:p>18346.2</text:p>
              </table:table-cell>
              <table:table-cell office:value-type="float" office:value="18346.04">
                <text:p>18346.04</text:p>
              </table:table-cell>
              <table:table-cell office:value-type="float" office:value="10837.76">
                <text:p>10837.76</text:p>
              </table:table-cell>
              <table:table-cell office:value-type="float" office:value="8519.886">
                <text:p>8519.88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986.74">
                <text:p>17986.74</text:p>
              </table:table-cell>
              <table:table-cell office:value-type="float" office:value="17729.84">
                <text:p>17729.84</text:p>
              </table:table-cell>
              <table:table-cell office:value-type="float" office:value="9332.884">
                <text:p>9332.884</text:p>
              </table:table-cell>
              <table:table-cell office:value-type="float" office:value="7475.336">
                <text:p>7475.3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382.04">
                <text:p>12382.04</text:p>
              </table:table-cell>
              <table:table-cell office:value-type="float" office:value="8966.164">
                <text:p>8966.164</text:p>
              </table:table-cell>
              <table:table-cell office:value-type="float" office:value="8215.464">
                <text:p>8215.464</text:p>
              </table:table-cell>
              <table:table-cell office:value-type="float" office:value="6683.318">
                <text:p>6683.3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055.28">
                <text:p>15055.28</text:p>
              </table:table-cell>
              <table:table-cell office:value-type="float" office:value="10034.762">
                <text:p>10034.762</text:p>
              </table:table-cell>
              <table:table-cell office:value-type="float" office:value="7247.294">
                <text:p>7247.294</text:p>
              </table:table-cell>
              <table:table-cell office:value-type="float" office:value="6136.556">
                <text:p>6136.5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826.14">
                <text:p>14826.14</text:p>
              </table:table-cell>
              <table:table-cell office:value-type="float" office:value="9898.992">
                <text:p>9898.992</text:p>
              </table:table-cell>
              <table:table-cell office:value-type="float" office:value="5841.556">
                <text:p>5841.556</text:p>
              </table:table-cell>
              <table:table-cell office:value-type="float" office:value="5402.016">
                <text:p>5402.0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051.82">
                <text:p>12051.82</text:p>
              </table:table-cell>
              <table:table-cell office:value-type="float" office:value="8460.874">
                <text:p>8460.874</text:p>
              </table:table-cell>
              <table:table-cell office:value-type="float" office:value="4534.12">
                <text:p>4534.12</text:p>
              </table:table-cell>
              <table:table-cell office:value-type="float" office:value="4492.638">
                <text:p>4492.6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145.02">
                <text:p>12145.02</text:p>
              </table:table-cell>
              <table:table-cell office:value-type="float" office:value="8513.404">
                <text:p>8513.404</text:p>
              </table:table-cell>
              <table:table-cell office:value-type="float" office:value="3528.966">
                <text:p>3528.966</text:p>
              </table:table-cell>
              <table:table-cell office:value-type="float" office:value="3547.37">
                <text:p>3547.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267.298">
                <text:p>9267.298</text:p>
              </table:table-cell>
              <table:table-cell office:value-type="float" office:value="7066.47">
                <text:p>7066.47</text:p>
              </table:table-cell>
              <table:table-cell office:value-type="float" office:value="2500.638">
                <text:p>2500.638</text:p>
              </table:table-cell>
              <table:table-cell office:value-type="float" office:value="2849.276">
                <text:p>2849.2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226.9">
                <text:p>10226.9</text:p>
              </table:table-cell>
              <table:table-cell office:value-type="float" office:value="7419.396">
                <text:p>7419.396</text:p>
              </table:table-cell>
              <table:table-cell office:value-type="float" office:value="1592.958">
                <text:p>1592.958</text:p>
              </table:table-cell>
              <table:table-cell office:value-type="float" office:value="2074.462">
                <text:p>2074.46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209.02">
                <text:p>10209.02</text:p>
              </table:table-cell>
              <table:table-cell office:value-type="float" office:value="7387.788">
                <text:p>7387.788</text:p>
              </table:table-cell>
              <table:table-cell office:value-type="float" office:value="1282.124">
                <text:p>1282.124</text:p>
              </table:table-cell>
              <table:table-cell office:value-type="float" office:value="1588.518">
                <text:p>1588.5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264.61">
                <text:p>8264.61</text:p>
              </table:table-cell>
              <table:table-cell office:value-type="float" office:value="6726.556">
                <text:p>6726.556</text:p>
              </table:table-cell>
              <table:table-cell office:value-type="float" office:value="1078.956">
                <text:p>1078.956</text:p>
              </table:table-cell>
              <table:table-cell office:value-type="float" office:value="1244.922">
                <text:p>1244.9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198.744">
                <text:p>6198.744</text:p>
              </table:table-cell>
              <table:table-cell office:value-type="float" office:value="4706.056">
                <text:p>4706.056</text:p>
              </table:table-cell>
              <table:table-cell office:value-type="float" office:value="940.06">
                <text:p>940.06</text:p>
              </table:table-cell>
              <table:table-cell office:value-type="float" office:value="1039.3974">
                <text:p>1039.39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21.758">
                <text:p>6221.758</text:p>
              </table:table-cell>
              <table:table-cell office:value-type="float" office:value="4730.218">
                <text:p>4730.218</text:p>
              </table:table-cell>
              <table:table-cell office:value-type="float" office:value="847.682">
                <text:p>847.682</text:p>
              </table:table-cell>
              <table:table-cell office:value-type="float" office:value="912.2812">
                <text:p>912.281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43.186">
                <text:p>6143.186</text:p>
              </table:table-cell>
              <table:table-cell office:value-type="float" office:value="4687.316">
                <text:p>4687.316</text:p>
              </table:table-cell>
              <table:table-cell office:value-type="float" office:value="778.8086">
                <text:p>778.8086</text:p>
              </table:table-cell>
              <table:table-cell office:value-type="float" office:value="788.1782">
                <text:p>788.17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46.824">
                <text:p>4746.824</text:p>
              </table:table-cell>
              <table:table-cell office:value-type="float" office:value="4031.954">
                <text:p>4031.954</text:p>
              </table:table-cell>
              <table:table-cell office:value-type="float" office:value="710.7574">
                <text:p>710.7574</text:p>
              </table:table-cell>
              <table:table-cell office:value-type="float" office:value="722.7568">
                <text:p>722.756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105.432">
                <text:p>4105.432</text:p>
              </table:table-cell>
              <table:table-cell office:value-type="float" office:value="3643.702">
                <text:p>3643.702</text:p>
              </table:table-cell>
              <table:table-cell office:value-type="float" office:value="657.0068">
                <text:p>657.0068</text:p>
              </table:table-cell>
              <table:table-cell office:value-type="float" office:value="654.87">
                <text:p>654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76.932">
                <text:p>1576.932</text:p>
              </table:table-cell>
              <table:table-cell office:value-type="float" office:value="1447.488">
                <text:p>1447.488</text:p>
              </table:table-cell>
              <table:table-cell office:value-type="float" office:value="604.7358">
                <text:p>604.7358</text:p>
              </table:table-cell>
              <table:table-cell office:value-type="float" office:value="593.2292">
                <text:p>593.2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